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6ff" officeooo:paragraph-rsid="001ac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Tes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0:22:08.483670612</meta:creation-date>
    <dc:date>2014-10-28T10:22:24.857912879</dc:date>
    <meta:editing-duration>P0D</meta:editing-duration>
    <meta:editing-cycles>1</meta:editing-cycles>
    <meta:generator>LibreOffice/4.2.6.3$Linux_x86 LibreOffice_project/420m0$Build-3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